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2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Number of NFTs</text:p>
          </table:table-cell>
          <table:table-cell table:style-name="Default" office:value-type="string">
            <text:p>Fee (Luna)</text:p>
          </table:table-cell>
          <table:table-cell office:value-type="string">
            <text:p>Rate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">
            <text:p>0,0 Luna</text:p>
          </table:table-cell>
          <table:table-cell table:formula="of:=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A4]*[.C4]" office:value-type="float" office:value="2000000">
            <text:p>2,0 Luna</text:p>
          </table:table-cell>
          <table:table-cell table:formula="of:=500000" office:value-type="float" office:value="500000">
            <text:p>5000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B4]+([.A5]-[.A4])*[.C5]" office:value-type="float" office:value="4000000">
            <text:p>4,0 Luna</text:p>
          </table:table-cell>
          <table:table-cell office:value-type="float" office:value="200000">
            <text:p>20000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B5]+([.A6]-[.A5])*[.C6]" office:value-type="float" office:value="7900000">
            <text:p>7,9 Luna</text:p>
          </table:table-cell>
          <table:table-cell office:value-type="float" office:value="150000">
            <text:p>150000</text:p>
          </table:table-cell>
          <table:table-cell/>
          <table:table-cell>
            <draw:frame table:end-cell-address="Feuille1.L27" table:end-x="0.991cm" table:end-y="0.115cm" draw:z-index="0" draw:style-name="gr1" draw:text-style-name="P1" svg:width="16cm" svg:height="8.984cm" svg:x="0.797cm" svg:y="0.062cm">
              <draw:object draw:notify-on-update-of-ranges="Feuille1.A2:Feuille1.A2 Feuille1.A3:Feuille1.A8 Feuille1.B2:Feuille1.B2 Feuille1.B3:Feuille1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B6]+([.A7]-[.A6])*[.C7]" office:value-type="float" office:value="10000000">
            <text:p>10,0 Luna</text:p>
          </table:table-cell>
          <table:table-cell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7]+([.A8]-[.A7])*[.C8]" office:value-type="float" office:value="10000000">
            <text:p>10,0 Luna</text:p>
          </table:table-cell>
          <table:table-cell/>
          <table:table-cell table:number-columns-repeated="2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1" number:min-integer-digits="1" number:display-factor="1000000"/>
      <number:text>Luna</number:text>
    </number:number-style>
    <number:number-style style:name="N108">
      <number:number number:decimal-places="1" number:min-integer-digits="1" number:display-factor="1000000"/>
      <number:text> Luna</number:text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0">10/10/2022</text:date>, <text:time>16:2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KOWALSKI</meta:initial-creator>
    <meta:creation-date>2022-10-10T13:13:02</meta:creation-date>
    <dc:date>2022-10-10T16:20:53</dc:date>
    <dc:creator>Nicolas KOWALSKI</dc:creator>
    <meta:editing-duration>PT2H52M40S</meta:editing-duration>
    <meta:editing-cycles>1</meta:editing-cycles>
    <meta:document-statistic meta:table-count="3" meta:cell-count="21" meta:object-count="1"/>
    <meta:generator>OpenOffice/4.1.13$Unix OpenOffice.org_project/4113m1$Build-98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 number:display-factor="1000000"/>
      <number:text> Lun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985cm" xlink:href=".." xlink:type="simple" chart:class="chart:scatter" chart:style-name="ch1">
        <chart:legend chart:legend-position="end" svg:x="13.017cm" svg:y="4.193cm" style:legend-expansion="high" chart:style-name="ch2"/>
        <chart:plot-area chart:style-name="ch3" table:cell-range-address="Feuille1.A2:Feuille1.B8" chart:data-source-has-labels="row" svg:x="0.77cm" svg:y="0.851cm" svg:width="11.607cm" svg:height="6.974cm">
          <chartooo:coordinate-region svg:x="2.529cm" svg:y="1.05cm" svg:width="9.568cm" svg:height="6.128cm"/>
          <chart:axis chart:dimension="x" chart:name="primary-x" chart:style-name="ch4">
            <chart:title svg:x="4.836cm" svg:y="8.004cm" chart:style-name="ch5">
              <text:p>Number of traded NFT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3:Feuille1.B8" chart:label-cell-address="Feuille1.B2:Feuille1.B2" chart:class="chart:scatter">
            <chart:domain table:cell-range-address="Feuille1.A3:Feuille1.A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ee (Luna)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3:Feuille1.A8</svg:desc>
                </draw:g>
              </table:table-cell>
              <table:table-cell office:value-type="float" office:value="0">
                <text:p>0</text:p>
                <draw:g>
                  <svg:desc>Feuille1.B3:Feuille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900000">
                <text:p>79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00000">
                <text:p>1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Unix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